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BackedSet.remove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BackedSe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BackedSet.toArray( Objec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BackedSet.decorate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BackedSet.contains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BackedSe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BackedSe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BackedSe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BackedSet.addAll( Collection col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pBackedSet.contain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BackedSet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BackedSet.add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BackedSet.decorate( Map map , Object dummy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BackedSet.MapBackedSet( Map map , Object dumm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BackedSe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BackedSet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BackedSet.retain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BackedSet.remove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